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45cm" fo:min-width="4.5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35cm" fo:min-width="3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2.046cm" fo:min-width="1.70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134cm" fo:min-width="1.701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5cm" svg:height="1.7cm" svg:x="8cm" svg:y="2.1cm">
          <text:p text:style-name="P1"><text:span text:style-name="T1">REST API</text:span></text:p>
          <text:p text:style-name="P1"><text:span text:style-name="T1"/></text:p>
          <text:p text:style-name="P1"><text:span text:style-name="T1">Dokumentengenerierung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6cm" svg:x="2.8cm" svg:y="4.9cm">
          <text:p text:style-name="P1"><text:span text:style-name="T1">MICROSERVICE</text:span></text:p>
          <text:p text:style-name="P1"><text:span text:style-name="T1"/></text:p>
          <text:p text:style-name="P1"><text:span text:style-name="T1">OD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6cm" svg:x="7.1cm" svg:y="4.9cm">
          <text:p text:style-name="P1"><text:span text:style-name="T1">MICROSERVICE</text:span></text:p>
          <text:p text:style-name="P1"><text:span text:style-name="T1"/></text:p>
          <text:p text:style-name="P1"><text:span text:style-name="T1">DOCX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6cm" svg:x="11.3cm" svg:y="4.9cm">
          <text:p text:style-name="P1"><text:span text:style-name="T1">MICROSERVICE</text:span></text:p>
          <text:p text:style-name="P1"><text:span text:style-name="T1"/></text:p>
          <text:p text:style-name="P1"><text:span text:style-name="T1">PD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6cm" svg:x="15.8cm" svg:y="5.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cm" svg:height="1.6cm" svg:x="15.6cm" svg:y="4.9cm">
          <text:p text:style-name="P1"><text:span text:style-name="T1">MICROSERVICE</text:span></text:p>
          <text:p text:style-name="P1"><text:span text:style-name="T1"/></text:p>
          <text:p text:style-name="P1"><text:span text:style-name="T1">...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3cm" svg:y1="3.8cm" svg:x2="4.9cm" svg:y2="4.9cm">
          <text:p/>
        </draw:line>
        <draw:line draw:style-name="gr3" draw:text-style-name="P3" draw:layer="layout" svg:x1="10.3cm" svg:y1="3.8cm" svg:x2="9cm" svg:y2="4.9cm">
          <text:p/>
        </draw:line>
        <draw:line draw:style-name="gr3" draw:text-style-name="P3" draw:layer="layout" svg:x1="10.3cm" svg:y1="3.8cm" svg:x2="13.4cm" svg:y2="4.9cm">
          <text:p/>
        </draw:line>
        <draw:line draw:style-name="gr3" draw:text-style-name="P3" draw:layer="layout" svg:x1="10.3cm" svg:y1="3.8cm" svg:x2="17.7cm" svg:y2="4.9cm">
          <text:p/>
        </draw:line>
        <draw:custom-shape draw:style-name="gr2" draw:text-style-name="P2" draw:layer="layout" svg:width="3.6cm" svg:height="1.6cm" svg:x="9.4cm" svg:y="8.6cm">
          <text:p text:style-name="P1"><text:span text:style-name="T1">MICROSERVICE</text:span></text:p>
          <text:p text:style-name="P1"><text:span text:style-name="T1"/></text:p>
          <text:p text:style-name="P1"><text:span text:style-name="T1">Konfiguratio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6cm" svg:y1="6.5cm" svg:x2="10.8cm" svg:y2="8.6cm">
          <text:p/>
        </draw:line>
        <draw:line draw:style-name="gr3" draw:text-style-name="P3" draw:layer="layout" svg:x1="9.2cm" svg:y1="6.5cm" svg:x2="11.2cm" svg:y2="8.6cm">
          <text:p/>
        </draw:line>
        <draw:line draw:style-name="gr3" draw:text-style-name="P3" draw:layer="layout" svg:x1="13.3cm" svg:y1="6.5cm" svg:x2="11.2cm" svg:y2="8.6cm">
          <text:p/>
        </draw:line>
        <draw:line draw:style-name="gr3" draw:text-style-name="P3" draw:layer="layout" svg:x1="17.5cm" svg:y1="6.7cm" svg:x2="11.5cm" svg:y2="8.6cm">
          <text:p/>
        </draw:line>
        <draw:custom-shape draw:style-name="gr4" draw:text-style-name="P4" draw:layer="layout" svg:width="2.2cm" svg:height="2.6cm" svg:x="10.1cm" svg:y="12cm">
          <text:p text:style-name="P1"><text:span text:style-name="T1"/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4" draw:layer="layout" svg:width="2.2cm" svg:height="2.7cm" svg:x="10.3cm" svg:y="12.2cm">
          <text:p text:style-name="P1"><text:span text:style-name="T1">Vorlagen</text:span></text:p>
          <text:p text:style-name="P1"><text:span text:style-name="T1">Fragmente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3" draw:text-style-name="P3" draw:layer="layout" svg:x1="11.2cm" svg:y1="10.2cm" svg:x2="11.2cm" svg:y2="1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08:06:23.351000000</meta:creation-date>
    <dc:date>2018-09-14T08:44:16.332000000</dc:date>
    <meta:editing-duration>PT17M10S</meta:editing-duration>
    <meta:editing-cycles>2</meta:editing-cycles>
    <meta:generator>LibreOffice/5.4.1.2$Windows_X86_64 LibreOffice_project/ea7cb86e6eeb2bf3a5af73a8f7777ac570321527</meta:generator>
    <meta:document-statistic meta:object-count="18"/>
  </office:meta>
</office:document-meta>
</file>